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d5b0e" officeooo:paragraph-rsid="001d5b0e"/>
    </style:style>
    <style:style style:name="T1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14:27:03.830000000</meta:creation-date>
    <dc:date>2023-12-09T14:52:42.516000000</dc:date>
    <meta:editing-duration>PT25M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